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4c86" officeooo:paragraph-rsid="001f4c86"/>
    </style:style>
    <style:style style:name="P2" style:family="paragraph" style:parent-style-name="Standard">
      <style:text-properties officeooo:rsid="0020a50a" officeooo:paragraph-rsid="0020a50a"/>
    </style:style>
    <style:style style:name="P3" style:family="paragraph" style:parent-style-name="Standard">
      <style:text-properties officeooo:rsid="0023e69a" officeooo:paragraph-rsid="0023e69a"/>
    </style:style>
    <style:style style:name="P4" style:family="paragraph" style:parent-style-name="Standard">
      <style:text-properties officeooo:rsid="0020a50a" officeooo:paragraph-rsid="0020a50a"/>
    </style:style>
    <style:style style:name="P5" style:family="paragraph" style:parent-style-name="Standard">
      <style:text-properties officeooo:rsid="00262ff5" officeooo:paragraph-rsid="00262ff5"/>
    </style:style>
    <style:style style:name="T1" style:family="text">
      <style:text-properties officeooo:rsid="0020b9f8"/>
    </style:style>
    <style:style style:name="T2" style:family="text">
      <style:text-properties officeooo:rsid="0024a3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f RFC </text:p>
      <text:p text:style-name="P1"/>
      <text:p text:style-name="P1">fichier users : </text:p>
      <text:p text:style-name="P1"><text:tab/>mot de pass a bouger dans le fichier</text:p>
      <text:p text:style-name="P1"><text:tab/>rue et adresse à concaténer</text:p>
      <text:p text:style-name="P3"/>
      <text:p text:style-name="P2">refaire : idObjet<text:span text:style-name="T2">= (3premières lettres du nom + 2chiffres) </text:span>, <text:span text:style-name="T1">prix a 7chiff (99 999.99) [8caractères] </text:span></text:p>
      <text:p text:style-name="P2"/>
      <text:p text:style-name="P2">refaire message : <text:s/>acheter</text:p>
      <text:p text:style-name="P2"/>
      <text:p text:style-name="P5">mettre # apres les mots cles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22:06:27.006305499</meta:creation-date>
    <dc:date>2015-01-20T15:06:32.441954741</dc:date>
    <meta:editing-duration>PT43M2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1" meta:paragraph-count="7" meta:word-count="44" meta:character-count="246" meta:non-whitespace-character-count="203"/>
  </office:meta>
</office:document-meta>
</file>